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font-name="Times New Roman" style:font-name-complex="Times New Roman1"/>
    </style:style>
    <style:style style:name="P2" style:family="paragraph" style:parent-style-name="Heading_20_1">
      <style:paragraph-properties fo:margin-top="0in" fo:margin-bottom="0in" loext:contextual-spacing="false" fo:line-height="200%" fo:text-align="center" style:justify-single-word="false" style:writing-mode="lr-tb"/>
      <style:text-properties style:font-name="Times New Roman" fo:font-size="12pt" fo:font-weight="normal" style:font-name-asian="Noto Serif CJK SC" style:font-size-asian="12pt" style:font-weight-asian="normal" style:font-name-complex="Times New Roman1" style:font-size-complex="12pt" style:font-weight-complex="normal"/>
    </style:style>
    <style:style style:name="P3" style:family="paragraph" style:parent-style-name="Heading_20_1">
      <style:paragraph-properties fo:margin-top="0in" fo:margin-bottom="0in" loext:contextual-spacing="false" fo:line-height="200%" fo:text-align="center" style:justify-single-word="false" style:writing-mode="lr-tb"/>
      <style:text-properties style:use-window-font-color="true" style:font-name="Times New Roman" fo:font-size="12pt" fo:language="en" fo:country="US" fo:font-weight="normal" officeooo:rsid="001558fc" officeooo:paragraph-rsid="001558fc"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P4" style:family="paragraph" style:parent-style-name="Standard" style:master-page-name="Standard">
      <style:paragraph-properties fo:line-height="200%" fo:text-align="center" style:justify-single-word="false" style:page-number="auto" style:writing-mode="lr-tb"/>
      <style:text-properties style:font-name="Times New Roman" style:font-name-complex="Times New Roman1"/>
    </style:style>
    <style:style style:name="P5" style:family="paragraph" style:parent-style-name="Standard">
      <style:paragraph-properties fo:line-height="200%" fo:text-align="center" style:justify-single-word="false" style:writing-mode="lr-tb"/>
      <style:text-properties style:font-name="Times New Roman" style:font-name-complex="Times New Roman1"/>
    </style:style>
    <style:style style:name="P6" style:family="paragraph" style:parent-style-name="Standard">
      <style:paragraph-properties fo:line-height="200%" fo:text-align="start" style:justify-single-word="false" style:writing-mode="lr-tb"/>
      <style:text-properties officeooo:paragraph-rsid="001558fc"/>
    </style:style>
    <style:style style:name="P7" style:family="paragraph" style:parent-style-name="Standard">
      <style:paragraph-properties fo:margin-top="0in" fo:margin-bottom="0in" loext:contextual-spacing="false" fo:line-height="200%" fo:text-align="center" style:justify-single-word="false" style:writing-mode="lr-tb"/>
      <style:text-properties style:font-name="Times New Roman" style:font-name-complex="Times New Roman1"/>
    </style:style>
    <style:style style:name="P8" style:family="paragraph" style:parent-style-name="Standard">
      <style:paragraph-properties fo:line-height="200%" fo:text-align="start" style:justify-single-word="false" fo:break-before="page" style:writing-mode="lr-tb"/>
      <style:text-properties officeooo:paragraph-rsid="001558fc"/>
    </style:style>
    <style:style style:name="T1" style:family="text">
      <style:text-properties officeooo:rsid="001558fc"/>
    </style:style>
    <style:style style:name="T2" style:family="text">
      <style:text-properties officeooo:rsid="001613e2"/>
    </style:style>
    <style:style style:name="T3" style:family="text">
      <style:text-properties style:use-window-font-color="true" style:font-name="Liberation Serif" fo:font-size="12pt" fo:language="en" fo:country="US" officeooo:rsid="001613e2"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166681"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184c5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officeooo:rsid="00184c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1"/>
      <text:p text:style-name="P1"/>
      <text:p text:style-name="P1"/>
      <text:p text:style-name="P1"/>
      <text:p text:style-name="P1"/>
      <text:p text:style-name="P1"/>
      <text:h text:style-name="P2" text:outline-level="1">Stepping Stone Lab <text:span text:style-name="T1">Two: Data Types</text:span></text:h>
      <text:h text:style-name="P3" text:outline-level="1">Code Reflection</text:h>
      <text:p text:style-name="P1"/>
      <text:p text:style-name="P1">Michael Surdek</text:p>
      <text:p text:style-name="P1">Southern New Hampshire University</text:p>
      <text:p text:style-name="P7">IT 511: Object Oriented Application Development</text:p>
      <text:p text:style-name="P1">Professor Francis Manning</text:p>
      <text:p text:style-name="P1">April <text:span text:style-name="T1">10</text:span>, 2022</text:p>
      <text:p text:style-name="P8"><text:tab/><text:span text:style-name="T1">Between our textbook reading and activities, the pseudocode from lab one, and the “Hello, world!” </text:span><text:span text:style-name="T5">assignment</text:span><text:span text:style-name="T1"> from module one, I was well-prepared for creating this initial program of the ingredient clas. This program incorporates a few basic data types to create integer, floating point, and string variables. Then, it uses a new scanner object and text output to gather values for those variables. The user is required to input the name of the ingredient, the number of cups necessary for the recipe, and the number of calories per cup of that ingredient. Finally, the program prints <text:tab/>a summary of the total calories that will be included in the recipe from the ingredient.</text:span></text:p>
      <text:p text:style-name="P6"><text:tab/><text:span text:style-name="T2">As we continue through the remaining labs and final project milestones, this program will be extended as the basis for storing multiple ingredients of </text:span><text:span text:style-name="T3">a single</text:span><text:span text:style-name="T2"> recipe object as well as multiple recipes in a recipe box object. </text:span><text:span text:style-name="T4">T</text:span><text:span text:style-name="T2">he </text:span><text:span text:style-name="T3">ingredient class will </text:span><text:span text:style-name="T4">also </text:span><text:span text:style-name="T3">be modified to incorporate unit measurements other than simply cups. </text:span><text:span text:style-name="T4">Additionally, conditional branches will be added to verify appropriate user input for each variable. </text:span><text:span text:style-name="T3">I believe that the ingredient class from my initial program is a good starting point for </text:span><text:span text:style-name="T4">these extensions </text:span><text:span text:style-name="T3">moving forward. </text:span><text:span text:style-name="T4">The psuedocode that we developed in the first lab will also be useful for creating the recipe and recipeBox classes for the final project.</text:span></text:p>
      <text:p text:style-name="P6"><text:span text:style-name="T4"><text:tab/>The biggest challenge that I encountered while creating this program was actually just creating a project in the NetBeans IDE that matched the program, file, and class names of the sample code from the lab two rubric. Once I set the project up correctly, it was easy to fill in the missing areas of the sample code and to make some other minor adjustments so that the text ouput clearly stated the objectives of the program. </text:span><text:span text:style-name="T5">Finally, due to the “Hello, world!” assignment, I was able to create a zip file for submission which I had never otherwise done bef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9799in" fo:margin-left="1in" fo:margin-right="1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meta:creation-date>
    <dc:language>en-US</dc:language>
    <dc:date>2022-04-09T11:26:48.488014918</dc:date>
    <meta:editing-cycles>32</meta:editing-cycles>
    <meta:editing-duration>P1DT1H54M21S</meta:editing-duration>
    <meta:generator>LibreOffice/6.4.7.2$Linux_X86_64 LibreOffice_project/40$Build-2</meta:generator>
    <meta:document-statistic meta:table-count="0" meta:image-count="0" meta:object-count="0" meta:page-count="2" meta:paragraph-count="10" meta:word-count="349" meta:character-count="2106" meta:non-whitespace-character-count="1763"/>
  </office:meta>
</office:document-meta>
</file>